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Lucida Grande', sans-serif"/>
    <style:font-face style:name="arial" svg:font-family="arial, helvetica, sans-serif"/>
    <style:font-face style:name="courier new" svg:font-family="'courier new',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1043in" fo:margin-right="0.1043in" fo:margin-top="0in" fo:margin-bottom="0in" loext:contextual-spacing="false" style:line-height-at-least="0.198in" fo:text-align="start" style:justify-single-word="false" fo:orphans="2" fo:widows="2" fo:text-indent="0in" style:auto-text-indent="false"/>
      <style:text-properties fo:font-variant="normal" fo:text-transform="none" fo:color="#000000" style:font-name="Helvetica Neue" fo:font-size="12pt" fo:letter-spacing="normal" fo:font-style="normal" fo:font-weight="normal" loext:padding="0in" loext:border="none"/>
    </style:style>
    <style:style style:name="P2" style:family="paragraph" style:parent-style-name="Text_20_body">
      <style:paragraph-properties fo:margin-left="0.1043in" fo:margin-right="0.1043in" fo:margin-top="0in" fo:margin-bottom="0in" loext:contextual-spacing="false" fo:line-height="150%" fo:text-align="start" style:justify-single-word="false" fo:orphans="2" fo:widows="2" fo:text-indent="0in" style:auto-text-indent="false"/>
      <style:text-properties fo:font-variant="normal" fo:text-transform="none" fo:color="#000000" style:font-name="Helvetica Neue" fo:font-size="9pt" fo:letter-spacing="normal" fo:font-style="normal" fo:font-weight="normal" loext:padding="0in" loext:border="none"/>
    </style:style>
    <style:style style:name="P3" style:family="paragraph" style:parent-style-name="Text_20_body">
      <style:paragraph-properties fo:margin-left="0.1043in" fo:margin-right="0.1043in" fo:margin-top="0in" fo:margin-bottom="0in" loext:contextual-spacing="false" fo:line-height="150%" fo:text-align="start" style:justify-single-word="false" fo:orphans="2" fo:widows="2" fo:text-indent="0in" style:auto-text-indent="false"/>
      <style:text-properties fo:font-variant="normal" fo:text-transform="none" fo:color="#000000" style:font-name="Helvetica Neue" fo:font-size="14pt" fo:letter-spacing="normal" fo:font-style="normal" fo:font-weight="normal" loext:padding="0in" loext:border="none"/>
    </style:style>
    <style:style style:name="P4" style:family="paragraph" style:parent-style-name="Text_20_body">
      <style:paragraph-properties fo:margin-left="0.1043in" fo:margin-right="0.1043in" fo:margin-top="0in" fo:margin-bottom="0in" loext:contextual-spacing="false" fo:line-height="150%" fo:text-align="start" style:justify-single-word="false" fo:orphans="2" fo:widows="2" fo:text-indent="0in" style:auto-text-indent="false"/>
    </style:style>
    <style:style style:name="P5" style:family="paragraph" style:parent-style-name="Text_20_body">
      <style:paragraph-properties fo:margin-left="0.1043in" fo:margin-right="0.1043in" fo:margin-top="0in" fo:margin-bottom="0in" loext:contextual-spacing="false" style:line-height-at-least="0.198in" fo:text-align="start" style:justify-single-word="false" fo:orphans="2" fo:widows="2" fo:text-indent="0in" style:auto-text-indent="false"/>
    </style:style>
    <style:style style:name="P6" style:family="paragraph" style:parent-style-name="Text_20_body">
      <style:paragraph-properties fo:margin-left="0.1043in" fo:margin-right="0.1043in" fo:margin-top="0.1043in" fo:margin-bottom="0.1043in" loext:contextual-spacing="false" fo:line-height="150%" fo:text-indent="0in" style:auto-text-indent="false"/>
    </style:style>
    <style:style style:name="P7" style:family="paragraph" style:parent-style-name="Text_20_body">
      <style:paragraph-properties fo:margin-left="0.1043in" fo:margin-right="0.1043in" fo:margin-top="0.1043in" fo:margin-bottom="0.1043in" loext:contextual-spacing="false" fo:line-height="150%" fo:text-indent="0in" style:auto-text-indent="false"/>
      <style:text-properties style:font-name="Helvetica Neue" fo:font-weight="normal" style:font-name-asian="Helvetica Neue" style:font-weight-asian="normal" style:font-name-complex="Helvetica Neue" style:font-weight-complex="normal" loext:padding="0in" loext:border="none"/>
    </style:style>
    <style:style style:name="P8" style:family="paragraph" style:parent-style-name="Text_20_body" style:list-style-name="L1">
      <style:paragraph-properties fo:margin-left="0.1043in" fo:margin-right="0.1043in" fo:margin-top="0.1043in" fo:margin-bottom="0.1043in" loext:contextual-spacing="false" fo:line-height="150%" fo:text-align="start" style:justify-single-word="false" fo:orphans="2" fo:widows="2" fo:text-indent="0in" style:auto-text-indent="false" fo:padding="0in" fo:border="none"/>
    </style:style>
    <style:style style:name="P9" style:family="paragraph" style:parent-style-name="Text_20_body" style:list-style-name="L1">
      <style:paragraph-properties fo:margin-left="0.1043in" fo:margin-right="0.1043in" fo:margin-top="0.1043in" fo:margin-bottom="0.1043in" loext:contextual-spacing="false" fo:line-height="150%" fo:text-align="start" style:justify-single-word="false" fo:orphans="2" fo:widows="2" fo:text-indent="0in" style:auto-text-indent="false" fo:padding="0in" fo:border="none"/>
      <style:text-properties fo:font-variant="normal" fo:text-transform="none" fo:color="#000000" style:font-name="arial" fo:font-size="9pt" fo:letter-spacing="normal" fo:font-style="normal" fo:font-weight="normal" loext:padding="0in" loext:border="none"/>
    </style:style>
    <style:style style:name="P10" style:family="paragraph" style:parent-style-name="Text_20_body" style:list-style-name="L2">
      <style:paragraph-properties fo:margin-left="0.1043in" fo:margin-right="0.1043in" fo:margin-top="0.1043in" fo:margin-bottom="0.1043in" loext:contextual-spacing="false" style:line-height-at-least="0.198in" fo:text-align="start" style:justify-single-word="false" fo:orphans="2" fo:widows="2" fo:text-indent="0in" style:auto-text-indent="false" fo:padding="0in" fo:border="none"/>
      <style:text-properties fo:font-variant="normal" fo:text-transform="none" fo:color="#000000" style:font-name="Helvetica Neue" fo:font-size="12pt" fo:letter-spacing="normal" fo:font-style="normal" fo:font-weight="normal" loext:padding="0in" loext:border="none"/>
    </style:style>
    <style:style style:name="P11" style:family="paragraph" style:parent-style-name="Text_20_body" style:list-style-name="L2">
      <style:paragraph-properties fo:margin-left="0.1043in" fo:margin-right="0.1043in" fo:margin-top="0.1043in" fo:margin-bottom="0.1043in" loext:contextual-spacing="false" fo:line-height="150%" fo:text-align="start" style:justify-single-word="false" fo:orphans="2" fo:widows="2" fo:text-indent="0in" style:auto-text-indent="false" fo:padding="0in" fo:border="none"/>
      <style:text-properties fo:font-variant="normal" fo:text-transform="none" fo:color="#000000" style:font-name="Helvetica Neue" fo:font-size="12pt" fo:letter-spacing="normal" fo:font-style="normal" fo:font-weight="normal" loext:padding="0in" loext:border="none"/>
    </style:style>
    <style:style style:name="P12" style:family="paragraph" style:parent-style-name="Text_20_body" style:list-style-name="L2">
      <style:paragraph-properties fo:margin-left="0.1043in" fo:margin-right="0.1043in" fo:margin-top="0.1043in" fo:margin-bottom="0.1043in" loext:contextual-spacing="false" style:line-height-at-least="0.198in" fo:text-align="start" style:justify-single-word="false" fo:orphans="2" fo:widows="2" fo:text-indent="0in" style:auto-text-indent="false" fo:padding="0in" fo:border="none"/>
    </style:style>
    <style:style style:name="T1" style:family="text">
      <style:text-properties fo:font-variant="normal" fo:text-transform="none" fo:color="#000000" style:font-name="Helvetica Neue" fo:font-size="24pt" fo:letter-spacing="normal" fo:font-style="normal" fo:font-weight="bold" loext:padding="0in" loext:border="none"/>
    </style:style>
    <style:style style:name="T2" style:family="text">
      <style:text-properties fo:font-variant="normal" fo:text-transform="none" fo:color="#000000" style:font-name="Helvetica Neue" fo:font-size="18pt" fo:letter-spacing="normal" fo:font-style="normal" fo:font-weight="bold" loext:padding="0in" loext:border="none"/>
    </style:style>
    <style:style style:name="T3" style:family="text">
      <style:text-properties fo:font-variant="normal" fo:text-transform="none" fo:color="#000000" style:font-name="Helvetica Neue" fo:font-size="12pt" fo:letter-spacing="normal" fo:font-style="normal" fo:font-weight="normal" loext:padding="0in" loext:border="none"/>
    </style:style>
    <style:style style:name="T4" style:family="text">
      <style:text-properties fo:font-variant="normal" fo:text-transform="none" fo:color="#000000" style:font-name="Helvetica Neue" fo:font-size="12pt" fo:letter-spacing="normal" fo:font-style="normal" fo:font-weight="bold" loext:padding="0in" loext:border="none"/>
    </style:style>
    <style:style style:name="T5" style:family="text">
      <style:text-properties fo:font-variant="normal" fo:text-transform="none" fo:color="#000000" style:font-name="arial" fo:font-size="9pt" fo:letter-spacing="normal" fo:font-style="normal" fo:font-weight="normal" loext:padding="0in" loext:border="none"/>
    </style:style>
    <style:style style:name="T6" style:family="text">
      <style:text-properties fo:font-variant="normal" fo:text-transform="none" fo:color="#000000" style:font-name="arial" fo:font-size="9pt" fo:letter-spacing="normal" fo:font-style="normal" fo:font-weight="bold" loext:padding="0in" loext:border="none"/>
    </style:style>
    <style:style style:name="T7" style:family="text">
      <style:text-properties fo:font-variant="normal" fo:text-transform="none" fo:color="#000000" style:font-name="courier new" fo:font-size="9pt" fo:letter-spacing="normal" fo:font-style="normal" fo:font-weight="bold" loext:padding="0in" loext:border="none"/>
    </style:style>
    <style:style style:name="T8" style:family="text">
      <style:text-properties fo:font-variant="normal" fo:text-transform="none" fo:color="#000000" style:font-name="courier new" fo:font-size="9pt" fo:letter-spacing="normal" fo:font-style="normal" fo:font-weight="normal" loext:padding="0in" loext:border="none"/>
    </style:style>
    <style:style style:name="T9" style:family="text">
      <style:text-properties style:font-name="courier new"/>
    </style:style>
    <style:style style:name="T10" style:family="text">
      <style:text-properties style:font-name="arial"/>
    </style:style>
    <style:style style:name="Sect1" style:family="section">
      <style:section-properties fo:background-color="#fcfcfc"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W: Readers&amp;Writers</text:h>
      <text:section text:style-name="Sect1" text:name="intro">
        <text:p text:style-name="P6"/>
        <text:section text:style-name="Sect2" text:name="yui_3_17_2_2_1491584301110_285">
          <text:p text:style-name="P4"><text:span text:style-name="Strong_20_Emphasis"><text:span text:style-name="T1">Homework: The Readers &amp; Writers Problem in C using Multithreading and Semaphores</text:span></text:span></text:p>
          <text:p text:style-name="P4"><text:span text:style-name="Strong_20_Emphasis"><text:span text:style-name="T2">Background Information</text:span></text:span></text:p>
          <text:p text:style-name="P2">In this homework, you'll write a multithreaded program in C, modeled after the readers &amp; writers problem (see Textbook p 171-172), using POSIX threads &lt;pthread.h&gt; for creating threads, and the semaphores library &lt;semaphore.h&gt; for mutual exclusion and synchronization.</text:p>
          <text:p text:style-name="P2">Some tips for you:</text:p>
          <text:list xml:id="list3347331019343300125" text:style-name="L1">
            <text:list-item>
              <text:p text:style-name="P8"><text:span text:style-name="T5">You must use the </text:span><text:span text:style-name="Strong_20_Emphasis"><text:span text:style-name="T6">gcc compiler's </text:span></text:span><text:span text:style-name="Strong_20_Emphasis"><text:span text:style-name="T7">-pthread</text:span></text:span><text:span text:style-name="Strong_20_Emphasis"><text:span text:style-name="T6"> command line option</text:span></text:span><text:span text:style-name="T5">, to explicitly link the pthreads library to your code. So, try </text:span><text:span text:style-name="T8">gcc sourceCodeFile.c -pthread</text:span></text:p>
            </text:list-item>
            <text:list-item>
              <text:p text:style-name="P9">Use the semaphore library in &lt;semaphore.h&gt;. I recommend you read the man pages on sem_overview, sem_post, sem_wait, sem_init, sem_close</text:p>
              <text:list>
                <text:list-item>
                  <text:p text:style-name="P9"><text:span text:style-name="T9">sem_post</text:span> is the same as "up." Give it the address of a sem_t.</text:p>
                  <text:list>
                    <text:list-item>
                      <text:p text:style-name="P9">(You may find it convenient to define your own helper function named <text:span text:style-name="T9">up</text:span>, which merely invokes sem_post.)</text:p>
                    </text:list-item>
                  </text:list>
                </text:list-item>
                <text:list-item>
                  <text:p text:style-name="P9"><text:span text:style-name="T9">sem_wait</text:span> is the same as "down." Give it the address of a sem_t</text:p>
                </text:list-item>
                <text:list-item>
                  <text:p text:style-name="P9"><text:span text:style-name="T9">sem_init</text:span> needs to be invoked before using a semaphore. Give it the address of the sem_t to initialize, the number 0 as the 2nd argument, then the initial semaphore value as the third argument. For example, to init a semaphore named m to 1, <text:span text:style-name="T9">sem_init(&amp;m, 0, 1); </text:span></text:p>
                </text:list-item>
                <text:list-item>
                  <text:p text:style-name="P9"><text:span text:style-name="T9">sem_close</text:span> needs to be invoked as a clean-up step once you're done using the semaphore. Give it the address of the sem_t to close.</text:p>
                </text:list-item>
              </text:list>
            </text:list-item>
          </text:list>
          <text:p text:style-name="P4"><text:span text:style-name="Strong_20_Emphasis"><text:span text:style-name="T2">Your Task</text:span></text:span></text:p>
          <text:p text:style-name="P5"><text:span text:style-name="T3">You will be implementing the famous readers &amp; writers problem. </text:span><text:span text:style-name="Strong_20_Emphasis"><text:span text:style-name="T4">Before you begin this homework, read</text:span></text:span><text:span text:style-name="T3"> pages 171-172 in the textbook for a description </text:span><text:soft-page-break/><text:span text:style-name="T3">of the problem. Some starter code pasted at the bottom of this page has all the C libraries, constants, and global variables defined. </text:span></text:p>
          <text:p text:style-name="P1">Detailed requirements:</text:p>
          <text:list xml:id="list4119038024798196608" text:style-name="L2">
            <text:list-item>
              <text:p text:style-name="P12"><text:span text:style-name="T3">Complete the starter code pasted below to create a fully working solution to the readers &amp; writers problem with </text:span><text:span text:style-name="Strong_20_Emphasis"><text:span text:style-name="T4">5 reader threads</text:span></text:span><text:span text:style-name="T3"> and 1 writer thread. You will need to define a thread function for the readers, a thread function for the writer, and a main function.</text:span></text:p>
            </text:list-item>
            <text:list-item>
              <text:p text:style-name="P10">Readers and writers will not loop forever. Each reader will read only 200 times before exiting, and the writer will only write 200 times before exiting. Don't directly use the number 200. #define constants have been created for this purpose.</text:p>
            </text:list-item>
            <text:list-item>
              <text:p text:style-name="P12"><text:span text:style-name="T3">Instead of "read_data_base," the reader thread will merely print out an informative statement indicating what iteration it is on, and what the current value of the buffer variable is. </text:span><text:span text:style-name="Strong_20_Emphasis"><text:span text:style-name="T4">End with a newline.</text:span></text:span><text:span text:style-name="T3"> The thread has nothing to do in place of "use_data_read," so just ignore that part from the book. (If you want, you can also have the reader print out the current readerCount when readerCount is decremented.)</text:span></text:p>
            </text:list-item>
            <text:list-item>
              <text:p text:style-name="P12"><text:span text:style-name="T3">Instead of "write_data_base," the writer thread will merely increment the sharedBuffer variable by 1 and then print out what iteration the writer is on as well as the current sharedBuffer value. </text:span><text:span text:style-name="Strong_20_Emphasis"><text:span text:style-name="T4">End with a newline.</text:span></text:span></text:p>
            </text:list-item>
            <text:list-item>
              <text:p text:style-name="P11">Your main function must do the following:</text:p>
              <text:list>
                <text:list-item>
                  <text:p text:style-name="P11">initialize the semaphores and global variables. The sharedBuffer should start at 0. The readerCount should start at 0.</text:p>
                </text:list-item>
                <text:list-item>
                  <text:p text:style-name="P10">Declare an array consisting of NUM_OF_READERS pthreads, then use a loop with pthread_create to start them all running the readerCode.</text:p>
                </text:list-item>
                <text:list-item>
                  <text:p text:style-name="P10">Declare a pthread for the writer, then pthread_create to start it running the writerCode. (You may find it interesting to create the writer thread before the readers, instead of afterward.)</text:p>
                </text:list-item>
                <text:list-item>
                  <text:p text:style-name="P10">Wait for all those threads to finish, by doing pthread_join on each one -- every single reader thread using a loop, and also the writer thread.</text:p>
                </text:list-item>
                <text:list-item>
                  <text:p text:style-name="P10">close all the semaphores</text:p>
                </text:list-item>
              </text:list>
            </text:list-item>
            <text:list-item>
              <text:p text:style-name="P12"><text:span text:style-name="T3">When testing your program, I recommend you </text:span><text:span text:style-name="Strong_20_Emphasis"><text:span text:style-name="T4">redirect output to a log file</text:span></text:span><text:span text:style-name="T3">, and examine the contents of the file. You might find it interesting to run the program a few times and compare the different log files, perhaps with different </text:span><text:soft-page-break/><text:span text:style-name="T3">values for NUM_READS, NUM_WRITES, NUM_OF_READERS, or with the writer created before the readers are created.</text:span></text:p>
            </text:list-item>
          </text:list>
          <text:p text:style-name="P3">Make sure to test your code. When you are done, upload your source code .c file to Moodle.</text:p>
          <text:p text:style-name="P7"><text:line-break/></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Lucida Grande', sans-serif"/>
    <style:font-face style:name="arial" svg:font-family="arial, helvetica, sans-serif"/>
    <style:font-face style:name="courier new" svg:font-family="'courier new',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3:02:23.700335983</meta:creation-date>
    <dc:date>2017-04-07T13:03:00.946205141</dc:date>
    <meta:editing-duration>PT37S</meta:editing-duration>
    <meta:editing-cycles>1</meta:editing-cycles>
    <meta:document-statistic meta:table-count="0" meta:image-count="0" meta:object-count="0" meta:page-count="3" meta:paragraph-count="28" meta:word-count="654" meta:character-count="3851" meta:non-whitespace-character-count="3239"/>
    <meta:generator>LibreOffice/5.1.6.2$Linux_X86_64 LibreOffice_project/10m0$Build-2</meta:generator>
  </office:meta>
</office:document-meta>
</file>